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9de72" officeooo:paragraph-rsid="0009de72" style:font-size-asian="16pt" style:font-size-complex="16pt"/>
    </style:style>
    <style:style style:name="P2" style:family="paragraph" style:parent-style-name="Text_20_body">
      <style:text-properties fo:font-size="10pt" style:font-size-asian="16pt" style:font-size-complex="16pt"/>
    </style:style>
    <style:style style:name="P3" style:family="paragraph" style:parent-style-name="Text_20_body">
      <style:text-properties fo:font-size="10pt" officeooo:paragraph-rsid="0009de72" style:font-size-asian="16pt" style:font-size-complex="16pt"/>
    </style:style>
    <style:style style:name="P4" style:family="paragraph" style:parent-style-name="Text_20_body">
      <style:text-properties fo:font-size="10pt" officeooo:paragraph-rsid="000bb086" style:font-size-asian="16pt" style:font-size-complex="16pt"/>
    </style:style>
    <style:style style:name="P5" style:family="paragraph" style:parent-style-name="Text_20_body">
      <style:text-properties fo:font-size="9pt" officeooo:rsid="0009de72" officeooo:paragraph-rsid="0009de72" style:font-size-asian="9pt" style:font-size-complex="9pt"/>
    </style:style>
    <style:style style:name="P6" style:family="paragraph" style:parent-style-name="Text_20_body">
      <style:text-properties fo:font-size="9pt" officeooo:paragraph-rsid="0009de72" style:font-size-asian="9pt" style:font-size-complex="9pt"/>
    </style:style>
    <style:style style:name="P7" style:family="paragraph" style:parent-style-name="Title">
      <style:text-properties fo:font-size="22pt" officeooo:rsid="0009de72" officeooo:paragraph-rsid="0009de72" style:font-size-asian="28pt" style:font-size-complex="28pt"/>
    </style:style>
    <style:style style:name="P8" style:family="paragraph" style:parent-style-name="Heading_20_2">
      <style:text-properties fo:font-size="14pt" officeooo:paragraph-rsid="0009de72" style:font-size-asian="16pt" style:font-size-complex="16pt"/>
    </style:style>
    <style:style style:name="P9" style:family="paragraph" style:parent-style-name="Heading_20_2">
      <style:paragraph-properties fo:break-before="page"/>
      <style:text-properties fo:font-size="14pt" officeooo:paragraph-rsid="0009de72" style:font-size-asian="16pt" style:font-size-complex="16pt"/>
    </style:style>
    <style:style style:name="P10" style:family="paragraph" style:parent-style-name="Heading_20_2">
      <style:paragraph-properties fo:break-before="page"/>
      <style:text-properties fo:font-size="14pt" officeooo:paragraph-rsid="000bb086" style:font-size-asian="16pt" style:font-size-complex="16pt"/>
    </style:style>
    <style:style style:name="P11" style:family="paragraph" style:parent-style-name="Heading_20_2">
      <style:text-properties fo:font-size="14pt" officeooo:paragraph-rsid="000bb086" style:font-size-asian="16pt" style:font-size-complex="16pt"/>
    </style:style>
    <style:style style:name="P12" style:family="paragraph" style:parent-style-name="Heading_20_2">
      <style:paragraph-properties fo:break-before="page"/>
      <style:text-properties fo:font-size="14pt" officeooo:paragraph-rsid="0009de72" style:font-size-asian="14pt" style:font-size-complex="14pt"/>
    </style:style>
    <style:style style:name="P13" style:family="paragraph" style:parent-style-name="Heading_20_2">
      <style:text-properties fo:font-size="14pt" officeooo:paragraph-rsid="0009de72" style:font-size-asian="14pt" style:font-size-complex="14pt"/>
    </style:style>
    <style:style style:name="P14" style:family="paragraph" style:parent-style-name="Text_20_body">
      <style:text-properties fo:font-size="10pt" officeooo:rsid="0009de72" officeooo:paragraph-rsid="0009de72" style:font-size-asian="16pt" style:font-size-complex="16pt"/>
    </style:style>
    <style:style style:name="P15" style:family="paragraph" style:parent-style-name="Text_20_body">
      <style:text-properties fo:font-size="10pt" officeooo:rsid="0009de72" officeooo:paragraph-rsid="000bb086" style:font-size-asian="16pt" style:font-size-complex="16pt"/>
    </style:style>
    <style:style style:name="P16" style:family="paragraph" style:parent-style-name="Text_20_body">
      <style:text-properties fo:font-size="10pt" style:font-size-asian="16pt" style:font-size-complex="16pt"/>
    </style:style>
    <style:style style:name="P17" style:family="paragraph" style:parent-style-name="Text_20_body">
      <style:text-properties fo:font-size="10pt" officeooo:paragraph-rsid="0009de72" style:font-size-asian="16pt" style:font-size-complex="16pt"/>
    </style:style>
    <style:style style:name="P18" style:family="paragraph" style:parent-style-name="Text_20_body">
      <style:text-properties fo:font-size="10pt" officeooo:paragraph-rsid="000bb086" style:font-size-asian="16pt" style:font-size-complex="16pt"/>
    </style:style>
    <style:style style:name="P19" style:family="paragraph" style:parent-style-name="Text_20_body">
      <style:text-properties fo:font-size="10pt" officeooo:rsid="0009de72" officeooo:paragraph-rsid="0009de72" style:font-size-asian="10pt" style:font-size-complex="10pt"/>
    </style:style>
    <style:style style:name="P20" style:family="paragraph" style:parent-style-name="Text_20_body">
      <style:text-properties fo:font-size="10pt" officeooo:paragraph-rsid="0009de72" style:font-size-asian="10pt" style:font-size-complex="10pt"/>
    </style:style>
    <style:style style:name="T1" style:family="text">
      <style:text-properties officeooo:rsid="0009de72"/>
    </style:style>
    <style:style style:name="T2" style:family="text">
      <style:text-properties officeooo:rsid="000bb086"/>
    </style:style>
    <style:style style:name="T3" style:family="text">
      <style:text-properties officeooo:rsid="000c7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Propositional</text:span> intersting rules comparision</text:p>
      <text:h text:style-name="P8" text:outline-level="2">Pneumonia – scale semitones without mfcc</text:h>
      <text:p text:style-name="P1">▣ (std(skwns) &lt; 16.88) ∧ (std(mel10=1687Hz) ≥ 0.54) ∧ (bsd(mel14=3366Hz) ≥ 3.5) ∧ (3ac(mel8=1194Hz) ≥ 0.01) <text:s/>↣ <text:s/>Healthy : (ninstances = 101, ncovered = 12, coverage = 0.12, confidence = 0.92, lift = 1.68, natoms = 4, height = 3)</text:p>
      <text:p text:style-name="P1">▣ (std(skwns) &lt; 16.88) ∧ (std(mel10=1687Hz) &lt; 0.54) ∧ (min(mel8=1194Hz) &lt; -4.2) ∧ (std(mel8=1194Hz) ≥ 0.19) ∧ (max(mel6=845Hz) ≥ -3.58) ∧ (std(mel6=845Hz) ≥ 0.48) ∧ (max(decrs) &lt; 0.93) <text:s/>↣ <text:s/>Pneumonia : (ninstances = 101, ncovered = 15, coverage = 0.15, confidence = 0.73, lift = 1.61, natoms = 7, height = 6)</text:p>
      <text:p text:style-name="P1">▣ (std(skwns) &lt; 16.88) ∧ (std(mel10=1687Hz) &lt; 0.54) ∧ (min(mel8=1194Hz) &lt; -4.2) ∧ (std(mel8=1194Hz) &lt; 0.19) <text:s/>↣ <text:s/>Pneumonia : (ninstances = 101, ncovered = 17, coverage = 0.17, confidence = 1.0, lift = 2.2, natoms = 4, height = 3)</text:p>
      <text:p text:style-name="P1">▣ (std(skwns) ≥ 20.37) ∧ (std(mel9=1419Hz) ≥ 0.14) ∧ (med(mel9=1419Hz) &lt; -3.28) <text:s/>↣ <text:s/>Healthy : (ninstances = 101, ncovered = 22, coverage = 0.22, confidence = 0.95, lift = 1.75, natoms = 3, height = 2)</text:p>
      <text:h text:style-name="P8" text:outline-level="2">Pneumonia – <text:span text:style-name="T1">scale semitones with mfcc</text:span></text:h>
      <text:p text:style-name="P2">▣ (min(mfcc2) ≥ 1.5) ∧ (min(mfcc3) ≥ -0.53) ∧ (min(mel14=3366Hz) ≥ 0.0) ∧ (med(cntrd) &lt; 19.89) ∧ (3ac(mfcc4) ≥ 0.0) <text:s/>↣ <text:s/>Pneumonia : (ninstances = 101, ncovered = 27, coverage = 0.27, confidence = 0.96, lift = 1.91, natoms = 5, height = 4)</text:p>
      <text:p text:style-name="P2">▣ (min(mfcc2) &lt; 1.5) ∧ (max(mfcc4) ≥ 0.56) ∧ (mean(mfcc5) &lt; 0.48) ∧ (med(mel11=2005Hz) &lt; 0.0) <text:s/>↣ <text:s/>Healthy : (ninstances = 101, ncovered = 37, coverage = 0.37, confidence = 0.86, lift = 1.75, natoms = 4, height = 3)</text:p>
      <text:h text:style-name="P8" text:outline-level="2">Pneumonia – <text:span text:style-name="T1">scale mel_htk without mfcc</text:span></text:h>
      <text:p text:style-name="P3">▣ (std(skwns) &lt; 20.92) ∧ (std(mel15=1663Hz) &lt; 0.42) ∧ (min(mel11=1179Hz) &lt; -4.25) ∧ (std(mel13=1407Hz) &lt; 0.2) <text:s/>↣ <text:s/>Pneumonia : (ninstances = 101, ncovered = 19, coverage = 0.19, confidence = 1.0, lift = 1.91, natoms = 4, height = 3)</text:p>
      <text:p text:style-name="P3">▣ (std(skwns) ≥ 20.92) ∧ (std(mel15=1663Hz) ≥ 0.17) ∧ (mean(mel17=1950Hz) &lt; -4.13) <text:s/>↣ <text:s/>Healthy : (ninstances = 101, ncovered = 20, coverage = 0.2, confidence = 0.95, lift = 2.0, natoms = 3, height = 2)</text:p>
      <text:h text:style-name="P8" text:outline-level="2" text:is-list-header="true">Pneumonia – <text:span text:style-name="T1">scale mel_htk with mfcc</text:span></text:h>
      <text:p text:style-name="P3">▣ (min(mfcc3) &lt; -0.21) ∧ (min(mfcc2) ≥ 2.17) ∧ (med(mfcc7) ≥ -0.44) ∧ (mean(mfcc13) ≥ -0.08) ∧ (mean(mfcc9) &lt; 0.2) ∧ (med(mel22=2829Hz) &lt; 0.0) <text:s/>↣ <text:s/>Pneumonia : (ninstances = 101, ncovered = 18, coverage = 0.18, confidence = 0.61, lift = 1.34, natoms = 6, height = 5)</text:p>
      <text:p text:style-name="P3">▣ (min(mfcc3) &lt; -0.21) ∧ (min(mfcc2) &lt; 2.17) ∧ (max(mel3=488Hz) ≥ 0.0) ∧ (med(kurts) ≥ 143.69) <text:s/>↣ <text:s/>Healthy : (ninstances = 101, ncovered = 27, coverage = 0.27, confidence = 0.89, lift = 1.63, natoms = 4, height = 3)</text:p>
      <text:p text:style-name="P3">▣ (min(mfcc3) ≥ -0.21) ∧ (min(mfcc2) ≥ 1.92) ∧ (3ac(kurts) ≥ 0.01) <text:s/>↣ <text:s/>Pneumonia : (ninstances = 101, ncovered = 28, coverage = 0.28, confidence = 0.93, lift = 2.04, natoms = 3, height = 2)</text:p>
      <text:h text:style-name="P8" text:outline-level="2" text:is-list-header="true"/>
      <text:h text:style-name="P9" text:outline-level="2">Bronchiectasis – scale semitones without mfcc</text:h>
      <text:p text:style-name="P1">▣ std(decrs) &lt; 2.77 <text:s/>↣ <text:s/>Bronchiectasis : (ninstances = 36, ncovered = 18, coverage = 0.5, confidence = 1.0, lift = 2.0, natoms = 1, height = 0)</text:p>
      <text:p text:style-name="P1">▣ std(decrs) ≥ 2.77 <text:s/>↣ <text:s/>Healthy : (ninstances = 36, ncovered = 18, coverage = 0.5, confidence = 1.0, lift = 2.0, natoms = 1, height = 0)</text:p>
      <text:h text:style-name="P8" text:outline-level="2">Bronchiectasis – <text:span text:style-name="T1">scale semitones with mfcc</text:span></text:h>
      <text:p text:style-name="P3">▣ mean(decrs) ≥ -1.49 <text:s/>↣ <text:s/>Bronchiectasis : (ninstances = 36, ncovered = 14, coverage = 0.39, confidence = 1.0, lift = 2.57, natoms = 1, height = 0)</text:p>
      <text:p text:style-name="P3">▣ mean(decrs) &lt; -1.49 <text:s/>↣ <text:s/>Healthy : (ninstances = 36, ncovered = 22, coverage = 0.61, confidence = 1.0, lift = 1.64, natoms = 1, height = 0)</text:p>
      <text:h text:style-name="P8" text:outline-level="2">Bronchiectasis – <text:span text:style-name="T1">scale mel_htk without mfcc</text:span></text:h>
      <text:p text:style-name="P3">▣ med(decrs) &lt; -0.75 <text:s/>↣ <text:s/>Healthy : (ninstances = 36, ncovered = 16, coverage = 0.44, confidence = 1.0, lift = 2.12, natoms = 1, height = 0)</text:p>
      <text:p text:style-name="P3">▣ med(decrs) ≥ -0.75 <text:s/>↣ <text:s/>Bronchiectasis : (ninstances = 36, ncovered = 20, coverage = 0.56, confidence = 0.95, lift = 1.8, natoms = 1, height = 0)</text:p>
      <text:h text:style-name="P8" text:outline-level="2">Bronchiectasis – <text:span text:style-name="T1">scale mel_htk with mfcc</text:span></text:h>
      <text:p text:style-name="P3">▣ mean(crest) &lt; 115.92 <text:s/>↣ <text:s/>Bronchiectasis : (ninstances = 36, ncovered = 18, coverage = 0.5, confidence = 1.0, lift = 2.0, natoms = 1, height = 0)</text:p>
      <text:p text:style-name="P3">▣ mean(crest) ≥ 115.92 <text:s/>↣ <text:s/>Healthy : (ninstances = 36, ncovered = 18, coverage = 0.5, confidence = 1.0, lift = 2.0, natoms = 1, height = 0)</text:p>
      <text:p text:style-name="P3"/>
      <text:h text:style-name="P12" text:outline-level="2"><text:span text:style-name="T1">COPD</text:span> – scale semitones without mfcc</text:h>
      <text:p text:style-name="P19">▣ (med(entrp) &lt; 0.21) ∧ (min(mel12=2383Hz) ≥ -8.02) ∧ (std(mel10=1687Hz) ≥ 0.15) ∧ (mean(slope) ≥ -0.03) <text:s/>↣ <text:s/>Healthy : (ninstances = 110, ncovered = 26, coverage = 0.24, confidence = 0.96, lift = 1.86, natoms = 4, height = 3)</text:p>
      <text:p text:style-name="P19">▣ (med(entrp) ≥ 0.23) ∧ (min(mel14=3366Hz) ≥ -5.87) <text:s/>↣ <text:s/>COPD : (ninstances = 110, ncovered = 30, coverage = 0.27, confidence = 0.97, lift = 2.01, natoms = 2, height = 1)</text:p>
      <text:h text:style-name="P13" text:outline-level="2"><text:span text:style-name="T1">COPD</text:span> – <text:span text:style-name="T1">scale semitones with mfcc</text:span></text:h>
      <text:p text:style-name="P20">▣ (mean(crest) ≥ 120.66) ∧ (min(mfcc2) ≥ 1.55) ∧ (med(slope) &lt; -0.02) ∧ (max(mfcc5) &lt; 0.83) ∧ (max(mfcc6) ≥ 0.02) <text:s/>↣ <text:s/>COPD : (ninstances = 110, ncovered = 18, coverage = 0.16, confidence = 0.89, lift = 1.55, natoms = 5, height = 4)</text:p>
      <text:p text:style-name="P20">▣ (mean(crest) &lt; 120.66) ∧ (qnt(mel6=845Hz) ≥ 1.73) <text:s/>↣ <text:s/>COPD : (ninstances = 110, ncovered = 32, coverage = 0.29, confidence = 0.94, lift = 1.64, natoms = 2, height = 1)</text:p>
      <text:p text:style-name="P20">▣ (mean(crest) ≥ 120.66) ∧ (min(mfcc2) &lt; 1.55) ∧ (med(mel13=2832Hz) &lt; 0.0) ∧ (mean(slope) ≥ -0.05) <text:s/>↣ <text:s/>Healthy : (ninstances = 110, ncovered = 35, coverage = 0.32, confidence = 0.97, lift = 2.27, natoms = 4, height = 3)</text:p>
      <text:h text:style-name="P13" text:outline-level="2"><text:span text:style-name="T1">COPD</text:span> – <text:span text:style-name="T1">scale mel_htk without mfcc</text:span></text:h>
      <text:p text:style-name="P20">▣ (med(entrp) &lt; 0.21) ∧ (min(mel23=3037Hz) &lt; -8.13) <text:s/>↣ <text:s/>COPD : (ninstances = 110, ncovered = 11, coverage = 0.1, confidence = 1.0, lift = 1.9, natoms = 2, height = 1)</text:p>
      <text:p text:style-name="P20">▣ (med(entrp) ≥ 0.21) ∧ (max(rllff) &lt; 601.56) ∧ (med(cntrd) ≥ 22.28) <text:s/>↣ <text:s/>COPD : (ninstances = 110, ncovered = 33, coverage = 0.3, confidence = 0.97, lift = 1.84, natoms = 3, height = 2)</text:p>
      <text:p text:style-name="P20">▣ (med(entrp) &lt; 0.21) ∧ (min(mel23=3037Hz) ≥ -8.13) ∧ (min(mel2=421Hz) &lt; -4.04) ∧ (std(mel13=1407Hz) ≥ 0.19) ∧ (max(mel3=488Hz) &lt; 0.02) <text:s/>↣ <text:s/>Healthy : (ninstances = 110, ncovered = 39, coverage = 0.35, confidence = 0.97, lift = 2.06, natoms = 5, height = 4)</text:p>
      <text:h text:style-name="P13" text:outline-level="2"><text:span text:style-name="T1">COPD</text:span> – <text:span text:style-name="T1">scale mel_htk with mfcc</text:span></text:h>
      <text:p text:style-name="P20">▣ (med(entrp) &lt; 0.21) ∧ (min(mel26=3738Hz) ≥ 0.0) ∧ (min(mfcc3) &lt; 0.0) ∧ (min(mel2=421Hz) ≥ 0.0) ∧ (mean(slope) ≥ -0.04) <text:s/>↣ <text:s/>Healthy : (ninstances = 110, ncovered = 11, coverage = 0.1, confidence = 0.91, lift = 1.72, natoms = 5, height = 4)</text:p>
      <text:p text:style-name="P20">▣ (med(entrp) &lt; 0.21) ∧ (min(mel26=3738Hz) ≥ 0.0) ∧ (min(mfcc3) &lt; 0.0) ∧ (min(mel2=421Hz) &lt; 0.0) <text:s/>↣ <text:s/>Healthy : (ninstances = 110, ncovered = 36, coverage = 0.33, confidence = 0.92, lift = 1.74, natoms = 4, height = 3)</text:p>
      <text:p text:style-name="P20">▣ (med(entrp) ≥ 0.21) ∧ (min(mfcc3) ≥ -1.83) ∧ (qnt(mel2=421Hz) ≥ 1.76) <text:s/>↣ <text:s/>COPD : (ninstances = 110, ncovered = 38, coverage = 0.35, confidence = 0.87, lift = 1.84, natoms = 3, height = 2)</text:p>
      <text:p text:style-name="P3"/>
      <text:h text:style-name="P9" text:outline-level="2"><text:span text:style-name="T1">URTI</text:span> – scale semitones without mfcc</text:h>
      <text:p text:style-name="P1">▣ (mean(skwns) ≥ 17.49) ∧ (min(mel1=357Hz) &lt; -3.17) ∧ (mean(slope) &lt; -0.02) ∧ (qnt(cntrd) &lt; 2.05) <text:s/>↣ <text:s/>Healthy : (ninstances = 86, ncovered = 10, coverage = 0.12, confidence = 0.6, lift = 1.12, natoms = 4, height = 3)</text:p>
      <text:p text:style-name="P1">▣ (mean(skwns) ≥ 17.49) ∧ (min(mel1=357Hz) &lt; -3.17) ∧ (mean(slope) &lt; -0.02) ∧ (qnt(cntrd) ≥ 2.05) ∧ (max(mel10=1687Hz) ≥ -4.21) ∧ (std(decrs) &lt; 8.13) ∧ (max(flatn) ≥ 0.0) ∧ (max(slope) &lt; -0.0) <text:s/>↣ <text:s/>Healthy : (ninstances = 86, ncovered = 10, coverage = 0.12, confidence = 0.7, lift = 1.31, natoms = 8, height = 7)</text:p>
      <text:p text:style-name="P1">▣ (mean(skwns) &lt; 17.49) ∧ (mean(mel4=599Hz) ≥ -5.19) ∧ (std(mel1=357Hz) ≥ 0.48) ∧ (3ac(mel3=504Hz) &lt; 0.15) ∧ (qnt(mel14=3366Hz) ≥ 2.1) <text:s/>↣ <text:s/>URTI : (ninstances = 86, ncovered = 10, coverage = 0.12, confidence = 0.9, lift = 1.94, natoms = 5, height = 4)</text:p>
      <text:h text:style-name="P8" text:outline-level="2"><text:span text:style-name="T1">URTI</text:span> – <text:span text:style-name="T1">scale semitones with mfcc</text:span></text:h>
      <text:p text:style-name="P3">▣ (mean(mfcc2) &lt; 3.53) ∧ (med(mfcc2) ≥ 1.49) ∧ (max(mfcc3) ≥ 0.26) ∧ (qnt(kurts) &lt; 2.14) ∧ (bsm(mfcc1) ≥ 10.5) ∧ (bsd(mfcc6) &lt; 4.5) <text:s/>↣ <text:s/>Healthy : (ninstances = 86, ncovered = 9, coverage = 0.1, confidence = 0.78, lift = 1.49, natoms = 6, height = 5)</text:p>
      <text:p text:style-name="P3">▣ (mean(mfcc2) ≥ 3.53) ∧ (mean(mel3=504Hz) ≥ 0.0) ∧ (max(mel13=2832Hz) &lt; 0.0) <text:s/>↣ <text:s/>URTI : (ninstances = 86, ncovered = 14, coverage = 0.16, confidence = 0.86, lift = 1.8, natoms = 3, height = 2)</text:p>
      <text:h text:style-name="P8" text:outline-level="2"><text:span text:style-name="T1">URTI</text:span> – <text:span text:style-name="T1">scale mel_htk without mfcc</text:span></text:h>
      <text:p text:style-name="P3">▣ (mean(skwns) ≥ 17.49) ∧ (min(mel7=794Hz) ≥ -5.04) ∧ (min(mel16=1802Hz) ≥ -5.63) ∧ (3ac(mel10=1074Hz) ≥ 0.01) ∧ (med(flux) ≥ 1251.61) ∧ (min(mel9=975Hz) &lt; -3.77) ∧ (std(decrs) &lt; 6.8) ∧ (3ac(mel18=2106Hz) ≥ 0.02) <text:s/>↣ <text:s/>Healthy : (ninstances = 86, ncovered = 9, coverage = 0.1, confidence = 0.67, lift = 1.27, natoms = 8, height = 7)</text:p>
      <text:p text:style-name="P3">▣ (mean(skwns) &lt; 17.49) ∧ (min(mel9=975Hz) ≥ -6.03) ∧ (mean(mel23=3037Hz) &lt; -6.36) <text:s/>↣ <text:s/>URTI : (ninstances = 86, ncovered = 16, coverage = 0.19, confidence = 0.94, lift = 1.97, natoms = 3, height = 2)</text:p>
      <text:h text:style-name="P8" text:outline-level="2"><text:span text:style-name="T1">URTI</text:span> – <text:span text:style-name="T1">scale mel_htk with mfcc</text:span></text:h>
      <text:p text:style-name="P3">▣ (min(mfcc2) ≥ 1.78) ∧ (mean(mfcc8) &lt; 0.62) ∧ (med(mfcc9) &lt; 0.3) ∧ (med(mfcc7) ≥ -0.41) ∧ (qnt(mel10=1074Hz) ≥ 1.96) ∧ (mean(mfcc13) ≥ -0.13) ∧ (std(mfcc9) &lt; 0.22) ∧ (med(mel13=1407Hz) ≥ 0.0) <text:s/>↣ <text:s/>URTI : (ninstances = 86, ncovered = 9, coverage = 0.1, confidence = 0.67, lift = 1.79, natoms = 8, height = 7)</text:p>
      <text:p text:style-name="P3">▣ (min(mfcc2) ≥ 1.78) ∧ (mean(mfcc8) &lt; 0.62) ∧ (med(mfcc9) ≥ 0.3) ∧ (med(mel4=558Hz) ≥ 0.0) ∧ (qnt(mel17=1950Hz) &lt; 2.17) <text:s/>↣ <text:s/>URTI : (ninstances = 86, ncovered = 10, coverage = 0.12, confidence = 0.4, lift = 1.08, natoms = 5, height = 4)</text:p>
      <text:p text:style-name="P3">▣ (min(mfcc2) &lt; 1.78) ∧ (std(slope) ≥ 0.01) ∧ (std(mel20=2447Hz) &lt; 0.0) ∧ (bsd(mfcc8) ≥ 4.5) ∧ (3ac(mfcc2) ≥ 0.01) ∧ (min(mfcc11) ≥ -1.07) <text:s/>↣ <text:s/>Healthy : (ninstances = 86, ncovered = 10, coverage = 0.12, confidence = 0.9, lift = 1.43, natoms = 6, height = 5)</text:p>
      <text:p text:style-name="P3">▣ (min(mfcc2) ≥ 1.78) ∧ (mean(mfcc8) &lt; 0.62) ∧ (med(mfcc9) &lt; 0.3) ∧ (med(mfcc7) ≥ -0.41) ∧ (qnt(mel10=1074Hz) &lt; 1.96) ∧ (med(mfcc13) &lt; 0.2) ∧ (std(mel13=1407Hz) ≥ 0.0) <text:s/>↣ <text:s/>URTI : (ninstances = 86, ncovered = 11, coverage = 0.13, confidence = 0.64, lift = 1.71, natoms = 7, height = 6)</text:p>
      <text:p text:style-name="P3">▣ (min(mfcc2) &lt; 1.78) ∧ (std(slope) ≥ 0.01) ∧ (std(mel20=2447Hz) &lt; 0.0) ∧ (bsd(mfcc8) &lt; 4.5) <text:s/>↣ <text:s/>Healthy : (ninstances = 86, ncovered = 17, coverage = 0.2, confidence = 0.71, lift = 1.12, natoms = 4, height = 3)</text:p>
      <text:p text:style-name="P3"/>
      <text:h text:style-name="P10" text:outline-level="2"><text:span text:style-name="T2">Bronchiolitis</text:span> – scale semitones without mfcc</text:h>
      <text:p text:style-name="P15">▣ (mean(kurts) &lt; 5761.28) ∧ (med(mel6=845Hz) &lt; -3.25) ∧ (mean(entrp) &lt; 0.21) ∧ (max(mel1=357Hz) ≥ -2.47) ∧ (mean(skwns) &lt; 15.58) ∧ (std(mel3=504Hz) ≥ 0.57) ∧ (qnt(kurts) &lt; 2.18) <text:s/>↣ <text:s/>Bronchiolitis : (ninstances = 56, ncovered = 6, coverage = 0.11, confidence = 1.0, lift = 2.07, natoms = 7, height = 6)</text:p>
      <text:p text:style-name="P15">▣ (mean(kurts) &lt; 5761.28) ∧ (med(mel6=845Hz) &lt; -3.25) ∧ (mean(entrp) ≥ 0.21) ∧ (min(skwns) &lt; 3.35) <text:s/>↣ <text:s/>Bronchiolitis : (ninstances = 56, ncovered = 14, coverage = 0.25, confidence = 0.93, lift = 1.93, natoms = 4, height = 3)</text:p>
      <text:p text:style-name="P15">▣ mean(kurts) ≥ 5761.28 <text:s/>↣ <text:s/>Healthy : (ninstances = 56, ncovered = 15, coverage = 0.27, confidence = 0.87, lift = 1.67, natoms = 1, height = 0)</text:p>
      <text:h text:style-name="P11" text:outline-level="2"><text:span text:style-name="T2">Bronchiolitis</text:span> – <text:span text:style-name="T1">scale semitones with mfcc</text:span></text:h>
      <text:p text:style-name="P4">▣ (max(mfcc2) &lt; 6.36) ∧ (med(mfcc5) ≥ 0.11) ∧ (mean(crest) ≥ 134.78) ∧ (med(mfcc2) &lt; 2.03) <text:s/>↣ <text:s/>Healthy : (ninstances = 56, ncovered = 7, coverage = 0.12, confidence = 1.0, lift = 1.81, natoms = 4, height = 3)</text:p>
      <text:p text:style-name="P4">▣ (max(mfcc2) ≥ 6.36) ∧ (med(skwns) &lt; 15.43) <text:s/>↣ <text:s/>Bronchiolitis : (ninstances = 56, ncovered = 9, coverage = 0.16, confidence = 0.78, lift = 1.74, natoms = 2, height = 1)</text:p>
      <text:p text:style-name="P4">▣ (max(mfcc2) &lt; 6.36) ∧ (med(mfcc5) &lt; 0.11) <text:s/>↣ <text:s/>Healthy : (ninstances = 56, ncovered = 10, coverage = 0.18, confidence = 0.9, lift = 1.63, natoms = 2, height = 1)</text:p>
      <text:p text:style-name="P4">▣ (max(mfcc2) &lt; 6.36) ∧ (med(mfcc5) ≥ 0.11) ∧ (mean(crest) &lt; 134.78) ∧ (qnt(mel6=845Hz) ≥ 1.85) ∧ (mean(mel4=599Hz) ≥ 0.0) <text:s/>↣ <text:s/>Bronchiolitis : (ninstances = 56, ncovered = 13, coverage = 0.23, confidence = 0.77, lift = 1.72, natoms = 5, height = 4)</text:p>
      <text:h text:style-name="P11" text:outline-level="2"><text:span text:style-name="T2">Bronchiolitis</text:span> – <text:span text:style-name="T1">scale mel_htk without mfcc</text:span></text:h>
      <text:p text:style-name="P4">▣ (med(kurts) &lt; 1994.17) ∧ (mean(mel6=710Hz) &lt; -2.96) ∧ (mean(cntrd) ≥ 24.17) <text:s/>↣ <text:s/>Bronchiolitis : (ninstances = 56, ncovered = 6, coverage = 0.11, confidence = 1.0, lift = 2.24, natoms = 3, height = 2)</text:p>
      <text:p text:style-name="P4">▣ (med(kurts) ≥ 1994.17) ∧ (max(mel9=975Hz) &lt; -3.51) <text:s/>↣ <text:s/>Healthy : (ninstances = 56, ncovered = 7, coverage = 0.12, confidence = 0.86, lift = 1.55, natoms = 2, height = 1)</text:p>
      <text:p text:style-name="P4">▣ (med(kurts) ≥ 1994.17) ∧ (max(mel9=975Hz) ≥ -3.51) ∧ (min(mel10=1074Hz) ≥ -4.72) ∧ (3ac(flux) ≥ 0.01) <text:s/>↣ <text:s/>Healthy : (ninstances = 56, ncovered = 8, coverage = 0.14, confidence = 0.62, lift = 1.13, natoms = 4, height = 3)</text:p>
      <text:p text:style-name="P4">▣ (med(kurts) &lt; 1994.17) ∧ (mean(mel6=710Hz) &lt; -2.96) ∧ (mean(cntrd) &lt; 24.17) ∧ (mean(mel13=1407Hz) ≥ -5.49) ∧ (mean(skwns) &lt; 14.94) ∧ (bsm(mel22=2829Hz) &lt; 11.0) <text:s/>↣ <text:s/>Bronchiolitis : (ninstances = 56, ncovered = 10, coverage = 0.18, confidence = 0.9, lift = 2.02, natoms = 6, height = 5)</text:p>
      <text:h text:style-name="P11" text:outline-level="2"><text:span text:style-name="T2">Bronchiolitis</text:span> – <text:span text:style-name="T1">scale mel_htk with mfcc</text:span></text:h>
      <text:p text:style-name="P4">▣ (med(mfcc5) &lt; 0.49) ∧ (max(flatn) ≥ 0.0) ∧ (med(decrs) ≥ -9.78) <text:s/>↣ <text:s/>Healthy : (ninstances = 56, ncovered = 10, coverage = 0.18, confidence = 0.8, lift = 1.72, natoms = 3, height = 2)</text:p>
      <text:p text:style-name="P4">▣ (med(mfcc5) ≥ 0.49) ∧ (max(rllff) &lt; 593.75) ∧ (mean(crest) &lt; 133.96) ∧ (std(mel8=882Hz) &lt; 0.0) <text:s/>↣ <text:s/>Bronchiolitis : (ninstances = 56, ncovered = 13, coverage = 0.23, confidence = 1.0, lift = 1.87, natoms = 4, height = 3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1:44:43.289736723</meta:creation-date>
    <dc:date>2024-09-05T18:00:23.338608247</dc:date>
    <meta:editing-duration>PT17M6S</meta:editing-duration>
    <meta:editing-cycles>3</meta:editing-cycles>
    <meta:generator>LibreOffice/24.2.5.2$Linux_X86_64 LibreOffice_project/d6e8b0f3fc6e8af2b00cf4969fd0d2fa45b9a62e</meta:generator>
    <meta:document-statistic meta:table-count="0" meta:image-count="0" meta:object-count="0" meta:page-count="5" meta:paragraph-count="76" meta:word-count="2256" meta:character-count="12489" meta:non-whitespace-character-count="10179"/>
  </office:meta>
</office:document-meta>
</file>